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31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table:number-columns-repeated="1016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6" office:value-type="string" calcext:value-type="string">
            <text:p>en cours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28" office:value-type="string" calcext:value-type="string">
            <text:p>Ne sera pas 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6" office:value-type="string" calcext:value-type="string">
            <text:p>en cour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8:55:34.927713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8T08:56:09.742928203</dc:date>
    <meta:editing-duration>PT22H20M52S</meta:editing-duration>
    <meta:editing-cycles>89</meta:editing-cycles>
    <meta:generator>LibreOffice/6.0.7.3$Linux_X86_64 LibreOffice_project/00m0$Build-3</meta:generator>
    <meta:document-statistic meta:table-count="4" meta:cell-count="298" meta:object-count="0"/>
  </office:meta>
</office:document-meta>
</file>